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3400000A6344CE0DB8048E31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3.893cm" svg:x="1.06cm" svg:y="5.884cm">
          <draw:image xlink:href="Pictures/1000000100000E3400000A6344CE0DB8048E3136.png" xlink:type="simple" xlink:show="embed" xlink:actuate="onLoad" draw:mime-type="image/png">
            <text:p/>
          </draw:image>
        </draw:frame>
        <draw:line draw:style-name="gr2" draw:text-style-name="P2" draw:layer="layout" svg:x1="3.9cm" svg:y1="7.65cm" svg:x2="5.25cm" svg:y2="7.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0:46:11.310562163</meta:creation-date>
    <dc:date>2024-04-21T16:18:13.793884476</dc:date>
    <meta:editing-duration>PT3M9S</meta:editing-duration>
    <meta:editing-cycles>2</meta:editing-cycles>
    <meta:generator>LibreOffice/7.3.7.2$Linux_X86_64 LibreOffice_project/30$Build-2</meta:generator>
    <meta:document-statistic meta:object-count="2"/>
  </office:meta>
</office:document-meta>
</file>